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language="de" fo:country="DE" officeooo:rsid="00018763" officeooo:paragraph-rsid="000049fb"/>
    </style:style>
    <style:style style:name="P2" style:family="paragraph" style:parent-style-name="Standard">
      <style:paragraph-properties fo:text-align="justify" style:justify-single-word="false"/>
      <style:text-properties style:font-name="Arial" fo:language="de" fo:country="DE" officeooo:rsid="00018763" officeooo:paragraph-rsid="0006f522"/>
    </style:style>
    <style:style style:name="P3" style:family="paragraph" style:parent-style-name="Standard">
      <style:paragraph-properties fo:text-align="justify" style:justify-single-word="false"/>
      <style:text-properties style:font-name="Arial" fo:language="de" fo:country="DE" officeooo:rsid="00018763" officeooo:paragraph-rsid="00018763"/>
    </style:style>
    <style:style style:name="P4" style:family="paragraph" style:parent-style-name="Standard">
      <style:paragraph-properties fo:text-align="justify" style:justify-single-word="false"/>
      <style:text-properties style:font-name="Arial" fo:language="de" fo:country="DE" officeooo:rsid="000049fb" officeooo:paragraph-rsid="000049fb"/>
    </style:style>
    <style:style style:name="P5" style:family="paragraph" style:parent-style-name="Standard">
      <style:paragraph-properties fo:text-align="justify" style:justify-single-word="false"/>
      <style:text-properties style:font-name="Arial" fo:language="de" fo:country="DE" officeooo:rsid="000049fb" officeooo:paragraph-rsid="00018763"/>
    </style:style>
    <style:style style:name="P6" style:family="paragraph" style:parent-style-name="Standard">
      <style:paragraph-properties fo:text-align="justify" style:justify-single-word="false"/>
      <style:text-properties style:font-name="Arial" fo:language="de" fo:country="DE" officeooo:rsid="00047458" officeooo:paragraph-rsid="00047458"/>
    </style:style>
    <style:style style:name="P7" style:family="paragraph" style:parent-style-name="Standard">
      <style:paragraph-properties fo:text-align="justify" style:justify-single-word="false"/>
      <style:text-properties style:font-name="Arial" fo:language="de" fo:country="DE"/>
    </style:style>
    <style:style style:name="P8" style:family="paragraph" style:parent-style-name="Standard">
      <style:paragraph-properties fo:text-align="justify" style:justify-single-word="false"/>
      <style:text-properties style:font-name="Arial" fo:language="de" fo:country="DE" fo:font-weight="bold" officeooo:rsid="000049fb" officeooo:paragraph-rsid="000049fb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16pt" fo:language="de" fo:country="DE" style:text-underline-style="solid" style:text-underline-width="auto" style:text-underline-color="font-color" fo:font-weight="normal" officeooo:rsid="000049fb" officeooo:paragraph-rsid="000049fb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4pt" style:text-underline-style="solid" style:text-underline-width="auto" style:text-underline-color="font-color" officeooo:rsid="00018763" officeooo:paragraph-rsid="00018763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4pt" fo:language="de" fo:country="DE" style:text-underline-style="solid" style:text-underline-width="auto" style:text-underline-color="font-color" fo:font-weight="normal" officeooo:rsid="00018763" officeooo:paragraph-rsid="00018763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/>
    </style:style>
    <style:style style:name="P13" style:family="paragraph" style:parent-style-name="Standard">
      <style:paragraph-properties fo:text-align="justify" style:justify-single-word="false"/>
      <style:text-properties style:font-name="Arial" officeooo:paragraph-rsid="000049fb"/>
    </style:style>
    <style:style style:name="P14" style:family="paragraph" style:parent-style-name="Standard">
      <style:paragraph-properties fo:text-align="justify" style:justify-single-word="false"/>
      <style:text-properties style:font-name="Arial" officeooo:paragraph-rsid="00018763"/>
    </style:style>
    <style:style style:name="P15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officeooo:rsid="0006f522" officeooo:paragraph-rsid="0006f522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officeooo:paragraph-rsid="0004e023"/>
    </style:style>
    <style:style style:name="P17" style:family="paragraph" style:parent-style-name="Standard">
      <style:paragraph-properties fo:text-align="justify" style:justify-single-word="false"/>
      <style:text-properties officeooo:paragraph-rsid="0006f522"/>
    </style:style>
    <style:style style:name="P18" style:family="paragraph" style:parent-style-name="Standard">
      <style:paragraph-properties fo:text-align="justify" style:justify-single-word="false"/>
      <style:text-properties officeooo:paragraph-rsid="000754a7"/>
    </style:style>
    <style:style style:name="P19" style:family="paragraph" style:parent-style-name="Standard">
      <style:text-properties officeooo:paragraph-rsid="000754a7"/>
    </style:style>
    <style:style style:name="P20" style:family="paragraph" style:parent-style-name="Standard">
      <style:text-properties officeooo:paragraph-rsid="0008f2ac"/>
    </style:style>
    <style:style style:name="P21" style:family="paragraph" style:parent-style-name="Standard">
      <style:text-properties officeooo:paragraph-rsid="000a2391"/>
    </style:style>
    <style:style style:name="P22" style:family="paragraph" style:parent-style-name="Standard">
      <style:text-properties style:text-underline-style="none" officeooo:rsid="000b63dc" officeooo:paragraph-rsid="000b63dc"/>
    </style:style>
    <style:style style:name="P23" style:family="paragraph" style:parent-style-name="Standard">
      <style:paragraph-properties fo:text-align="justify" style:justify-single-word="false"/>
      <style:text-properties style:font-name="Arial" fo:language="de" fo:country="DE" officeooo:rsid="00047458" officeooo:paragraph-rsid="0004e023"/>
    </style:style>
    <style:style style:name="P24" style:family="paragraph" style:parent-style-name="Standard">
      <style:paragraph-properties fo:text-align="justify" style:justify-single-word="false"/>
      <style:text-properties style:font-name="Arial" fo:language="de" fo:country="DE" officeooo:rsid="0006f522" officeooo:paragraph-rsid="0006f522"/>
    </style:style>
    <style:style style:name="P25" style:family="paragraph" style:parent-style-name="Standard">
      <style:text-properties style:font-name="Arial" fo:language="de" fo:country="DE" officeooo:rsid="0006f522" officeooo:paragraph-rsid="0006f522"/>
    </style:style>
    <style:style style:name="P26" style:family="paragraph" style:parent-style-name="Standard">
      <style:paragraph-properties fo:text-align="justify" style:justify-single-word="false"/>
      <style:text-properties style:font-name="Arial" fo:language="de" fo:country="DE" officeooo:rsid="000754a7" officeooo:paragraph-rsid="000754a7"/>
    </style:style>
    <style:style style:name="P27" style:family="paragraph" style:parent-style-name="Standard">
      <style:text-properties style:font-name="Arial" fo:font-size="12pt" fo:language="de" fo:country="DE" style:text-underline-style="solid" style:text-underline-width="auto" style:text-underline-color="font-color" officeooo:rsid="000754a7" officeooo:paragraph-rsid="000754a7" style:font-size-asian="12pt" style:font-size-complex="12pt"/>
    </style:style>
    <style:style style:name="P28" style:family="paragraph" style:parent-style-name="Standard">
      <style:text-properties style:text-line-through-style="none" style:text-line-through-type="none" style:font-name="Arial" fo:font-size="12pt" fo:language="de" fo:country="DE" style:text-underline-style="none" officeooo:rsid="0008f2ac" officeooo:paragraph-rsid="000754a7" style:font-size-asian="12pt" style:font-size-complex="12pt"/>
    </style:style>
    <style:style style:name="P29" style:family="paragraph" style:parent-style-name="Standard">
      <style:text-properties style:text-line-through-style="none" style:text-line-through-type="none" style:font-name="Arial" fo:font-size="12pt" fo:language="de" fo:country="DE" style:text-underline-style="none" officeooo:rsid="0008f2ac" officeooo:paragraph-rsid="0008f2ac" style:font-size-asian="12pt" style:font-size-complex="12pt"/>
    </style:style>
    <style:style style:name="P30" style:family="paragraph" style:parent-style-name="Standard">
      <style:text-properties style:text-line-through-style="none" style:text-line-through-type="none" style:font-name="Arial" fo:font-size="12pt" fo:language="de" fo:country="DE" style:text-underline-style="none" officeooo:rsid="000a2391" officeooo:paragraph-rsid="000a2391" style:font-size-asian="12pt" style:font-size-complex="12pt"/>
    </style:style>
    <style:style style:name="P31" style:family="paragraph" style:parent-style-name="Standard">
      <style:text-properties style:text-line-through-style="none" style:text-line-through-type="none" style:font-name="Arial" fo:font-size="12pt" fo:language="de" fo:country="DE" style:text-underline-style="none" officeooo:rsid="000b63dc" officeooo:paragraph-rsid="000b63dc" style:font-size-asian="12pt" style:font-size-complex="12pt"/>
    </style:style>
    <style:style style:name="P32" style:family="paragraph" style:parent-style-name="Standard">
      <style:text-properties style:text-line-through-style="none" style:text-line-through-type="none" style:font-name="Arial" fo:font-size="12pt" fo:language="de" fo:country="DE" style:text-underline-style="solid" style:text-underline-width="auto" style:text-underline-color="font-color" officeooo:rsid="000b63dc" officeooo:paragraph-rsid="000b63dc" style:font-size-asian="12pt" style:font-size-complex="12pt"/>
    </style:style>
    <style:style style:name="T1" style:family="text">
      <style:text-properties fo:language="de" fo:country="DE"/>
    </style:style>
    <style:style style:name="T2" style:family="text">
      <style:text-properties fo:language="de" fo:country="DE" officeooo:rsid="000049fb"/>
    </style:style>
    <style:style style:name="T3" style:family="text">
      <style:text-properties fo:language="de" fo:country="DE" officeooo:rsid="00018763"/>
    </style:style>
    <style:style style:name="T4" style:family="text">
      <style:text-properties style:font-name="Arial" fo:language="de" fo:country="DE"/>
    </style:style>
    <style:style style:name="T5" style:family="text">
      <style:text-properties style:font-name="Arial" fo:language="de" fo:country="DE" officeooo:rsid="000049fb"/>
    </style:style>
    <style:style style:name="T6" style:family="text">
      <style:text-properties style:font-name="Arial" fo:language="de" fo:country="DE" officeooo:rsid="00018763"/>
    </style:style>
    <style:style style:name="T7" style:family="text">
      <style:text-properties style:font-name="Arial" fo:language="de" fo:country="DE" officeooo:rsid="00026060"/>
    </style:style>
    <style:style style:name="T8" style:family="text">
      <style:text-properties style:font-name="Arial" fo:language="de" fo:country="DE" officeooo:rsid="00037668"/>
    </style:style>
    <style:style style:name="T9" style:family="text">
      <style:text-properties style:font-name="Arial" fo:language="de" fo:country="DE" officeooo:rsid="00047458"/>
    </style:style>
    <style:style style:name="T10" style:family="text">
      <style:text-properties style:font-name="Arial" fo:language="de" fo:country="DE" officeooo:rsid="0004e023"/>
    </style:style>
    <style:style style:name="T11" style:family="text">
      <style:text-properties style:font-name="Arial" fo:language="de" fo:country="DE" officeooo:rsid="0006f522"/>
    </style:style>
    <style:style style:name="T12" style:family="text">
      <style:text-properties style:font-name="Arial" fo:language="de" fo:country="DE" style:text-underline-style="solid" style:text-underline-width="auto" style:text-underline-color="font-color" officeooo:rsid="0006f522"/>
    </style:style>
    <style:style style:name="T13" style:family="text">
      <style:text-properties style:font-name="Arial" fo:language="de" fo:country="DE" officeooo:rsid="000754a7"/>
    </style:style>
    <style:style style:name="T14" style:family="text">
      <style:text-properties style:font-name="Arial" fo:language="de" fo:country="DE" officeooo:rsid="0008f2ac"/>
    </style:style>
    <style:style style:name="T15" style:family="text">
      <style:text-properties officeooo:rsid="0006f522"/>
    </style:style>
    <style:style style:name="T16" style:family="text">
      <style:text-properties style:text-line-through-style="none" style:text-line-through-type="none" style:font-name="Arial" fo:font-size="12pt" fo:language="de" fo:country="DE" style:text-underline-style="none" officeooo:rsid="000754a7" style:font-size-asian="12pt" style:font-size-complex="12pt"/>
    </style:style>
    <style:style style:name="T17" style:family="text">
      <style:text-properties style:text-line-through-style="none" style:text-line-through-type="none" style:font-name="Arial" fo:font-size="12pt" fo:language="de" fo:country="DE" style:text-underline-style="none" officeooo:rsid="0008f2ac" style:font-size-asian="12pt" style:font-size-complex="12pt"/>
    </style:style>
    <style:style style:name="T18" style:family="text">
      <style:text-properties style:text-line-through-style="none" style:text-line-through-type="none" style:font-name="Arial" fo:font-size="12pt" fo:language="de" fo:country="DE" style:text-underline-style="none" officeooo:rsid="000a2391" style:font-size-asian="12pt" style:font-size-complex="12pt"/>
    </style:style>
    <style:style style:name="T19" style:family="text">
      <style:text-properties style:text-line-through-style="none" style:text-line-through-type="none" style:font-name="Arial" fo:font-size="12pt" fo:language="de" fo:country="DE" style:text-underline-style="solid" style:text-underline-width="auto" style:text-underline-color="font-color" officeooo:rsid="000a2391" style:font-size-asian="12pt" style:font-size-complex="12pt"/>
    </style:style>
    <style:style style:name="T20" style:family="text">
      <style:text-properties style:text-line-through-style="none" style:text-line-through-type="none" style:font-name="Arial" fo:font-size="12pt" fo:language="de" fo:country="DE" style:font-size-asian="12pt" style:font-size-complex="12pt"/>
    </style:style>
    <style:style style:name="T21" style:family="text">
      <style:text-properties style:text-line-through-style="none" style:text-line-through-type="none" style:font-name="Arial" fo:font-size="12pt" fo:language="de" fo:country="DE" officeooo:rsid="000a2391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Copyright </text:span><text:span text:style-name="T2">by Marcel Urban</text:span></text:p>
      <text:p text:style-name="P7"/>
      <text:p text:style-name="P9">DSSS – Schätzung der Spreizsequenz</text:p>
      <text:p text:style-name="P8"/>
      <text:p text:style-name="P11">Problemstellung:</text:p>
      <text:p text:style-name="P4"/>
      <text:p text:style-name="P13"><text:span text:style-name="T2">Die Erkennung </text:span><text:span text:style-name="T3">von</text:span><text:span text:style-name="T2"> Band-gespreizten Signal</text:span><text:span text:style-name="T3">en</text:span><text:span text:style-name="T2"> im Spektrum ist meist nicht möglich,</text:span></text:p>
      <text:p text:style-name="P13"><text:span text:style-name="T2">da diese kaum oder gar nicht </text:span><text:span text:style-name="T3">über dem Rauschen liegen</text:span><text:span text:style-name="T2">.</text:span></text:p>
      <text:p text:style-name="P1"/>
      <text:p text:style-name="P14"><text:span text:style-name="T3">Solche Signale lassen sich l</text:span><text:span text:style-name="T2">ediglich </text:span><text:span text:style-name="T3">durch</text:span><text:span text:style-name="T2"> blinde Korrelationsattacken, </text:span><text:span text:style-name="T3">bei denen die Mittenfrequenz,</text:span></text:p>
      <text:p text:style-name="P2">die <text:span text:style-name="T15">Chiplänge</text:span> und der Chip unbekannt sind - also geraten oder durchprobiert werden müssen – finden.</text:p>
      <text:p text:style-name="P3"/>
      <text:p text:style-name="P3"><text:s/></text:p>
      <text:p text:style-name="P10"><text:span text:style-name="T3">G</text:span><text:span text:style-name="T1">rundlagen:</text:span></text:p>
      <text:p text:style-name="P5"><text:s text:c="2"/></text:p>
      <text:p text:style-name="P16"><text:span text:style-name="T5">D</text:span><text:span text:style-name="T6">as Ziel </text:span><text:span text:style-name="T10">der</text:span><text:span text:style-name="T6"> Bandspreitzung ist die Erhöhung der Störresistenz von Signalen, indem die Energie nicht schmalbandig sondern breitbandig übertragen wird. </text:span><text:span text:style-name="T7">Somit sinkt die Energiedichte und fällt idealerweise unter das Rausch</text:span><text:span text:style-name="T8">niveau. </text:span><text:span text:style-name="T10">Schmalbandige Störungen führen somit nur zu kleinen Beeinträchtigungen. </text:span></text:p>
      <text:p text:style-name="P16"><text:span text:style-name="T8">Diese </text:span><text:span text:style-name="T9">Eigenschaft mach die Detektion </text:span><text:span text:style-name="T10">solcher Signale</text:span><text:span text:style-name="T9"> sehr schwierig.</text:span></text:p>
      <text:p text:style-name="P23"/>
      <text:p text:style-name="P23"/>
      <text:p text:style-name="P15"><text:span text:style-name="T9">L</text:span><text:span text:style-name="T4">ösungsansatz:</text:span></text:p>
      <text:p text:style-name="P6"/>
      <text:p text:style-name="P24">Zwei der drei Unbekannten, die Chiplänge und den Chip könnte man wie folgt bestimmen:</text:p>
      <text:p text:style-name="P24"/>
      <text:p text:style-name="P17"><text:span text:style-name="T12">Chiplänge</text:span><text:span text:style-name="T11">:</text:span></text:p>
      <text:p text:style-name="P24"/>
      <text:p text:style-name="P24">Eine Auswertung der Autokorrelierten des Empfangssignals:</text:p>
      <text:p text:style-name="P24">- bestimme Spitzen der Autokorrelierten anhand eines Schwellwerts (Spitzen- zu Mittelwert).</text:p>
      <text:p text:style-name="P24">- bestimme die Entfernung der benachbarten Spitzen (nur das Vorhandensein, nicht die</text:p>
      <text:p text:style-name="P24"><text:s text:c="2"/>Häufigkeit)</text:p>
      <text:p text:style-name="P24">- sortiere nach aufsteigender Entfernung</text:p>
      <text:p text:style-name="P17"><text:span text:style-name="T11">- bestimme jetzt die Häufigkeit jeder Entfernung, prüfe dabei, dass Ent</text:span><text:span text:style-name="T13">f</text:span><text:span text:style-name="T11">er</text:span><text:span text:style-name="T13">n</text:span><text:span text:style-name="T11">ungen nur gezählt</text:span></text:p>
      <text:p text:style-name="P18"><text:span text:style-name="T11"><text:s text:c="2"/>werden, wenn diese kein Vielfaches </text:span><text:span text:style-name="T13">einer </text:span><text:span text:style-name="T11">kleinere</text:span><text:span text:style-name="T13">n</text:span><text:span text:style-name="T11"> Entfernungen sind. </text:span><text:span text:style-name="T13">Sollte dies der Fall </text:span></text:p>
      <text:p text:style-name="P26"><text:s text:c="2"/>sein, so wird die darin auftretende kleinste Entfernung gezählt.</text:p>
      <text:p text:style-name="P18"><text:span text:style-name="T13">- valide Entfernungen sollten größer 20 und kleiner 20000 sein (aus der Luft </text:span><text:span text:style-name="T14">gegriffen</text:span><text:span text:style-name="T13">). </text:span><text:span text:style-name="T11"><text:s text:c="3"/></text:span></text:p>
      <text:p text:style-name="P25"/>
      <text:p text:style-name="P27">Chip:</text:p>
      <text:p text:style-name="P27"/>
      <text:p text:style-name="P19"><text:span text:style-name="T16">Eine </text:span><text:span text:style-name="T17">Abschätzung</text:span><text:span text:style-name="T16"> des Chip bzw. der Polarität </text:span><text:span text:style-name="T17">wie folgt:</text:span></text:p>
      <text:p text:style-name="P28"/>
      <text:p text:style-name="P20"><text:span text:style-name="T17">- </text:span><text:span text:style-name="T18">Mittelwert</text:span><text:span text:style-name="T17"> der jeweiligen Phasen über mehrere Chiplängen (&gt; 50), wobei von jeder</text:span></text:p>
      <text:p text:style-name="P29"><text:s text:c="2"/>einzelnen Chiplänge der Mittelwert bestimmt wird, um diesen als eine Korrektur innerhalb</text:p>
      <text:p text:style-name="P29"><text:s text:c="2"/>jeder Chiplänge anzubringen.</text:p>
      <text:p text:style-name="P21"><text:span text:style-name="T17">- </text:span><text:span text:style-name="T18">ermittele jetzt die Polarität des Chips aus den Mittelwerten der Phasen über mehrere</text:span></text:p>
      <text:p text:style-name="P30"><text:soft-page-break/><text:s/>Chiplängen.</text:p>
      <text:p text:style-name="P30"/>
      <text:p text:style-name="P21"><text:span text:style-name="T19">Probe:</text:span><text:span text:style-name="T18"> </text:span></text:p>
      <text:p text:style-name="P30"/>
      <text:p text:style-name="P30">Kreuzkorrelation des geschätzten Chips mit Datensätzen.</text:p>
      <text:p text:style-name="P30">Das Spitze-zu-Umgebungsverhältnis sollte größer-gleich 8.0 sein (Erfahrungswert).</text:p>
      <text:p text:style-name="P30"/>
      <text:p text:style-name="P30"/>
      <text:p text:style-name="P32">Gedanken:</text:p>
      <text:p text:style-name="P31">- wie ist der Schwellwert der Spitze-Erkennung in der Autokorrelierten im Durchschnitt?</text:p>
      <text:p text:style-name="P31"/>
      <text:p text:style-name="P22"><text:span text:style-name="T20">- </text:span><text:span text:style-name="T21">Kreuzkorrelation </text:span><text:span text:style-name="T20">aller geschätzten Chips pro Block mit allen Blöcken, dabei min und max</text:span></text:p>
      <text:p text:style-name="P22"><text:span text:style-name="T20"><text:s text:c="3"/></text:span><text:span text:style-name="T21">Spitze-zu-Umgebungsverhältnis </text:span><text:span text:style-name="T20">ermittel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0-03-21T08:09:08.146000000</dc:date>
    <meta:editing-duration>PT13M47S</meta:editing-duration>
    <meta:editing-cycles>4</meta:editing-cycles>
    <meta:document-statistic meta:table-count="0" meta:image-count="0" meta:object-count="0" meta:page-count="2" meta:paragraph-count="38" meta:word-count="301" meta:character-count="2259" meta:non-whitespace-character-count="1968"/>
  </office:meta>
</office:document-meta>
</file>